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5-12-28T13:49:54</dc:date>
    <dc:language>de-AT</dc:language>
    <meta:editing-cycles>37</meta:editing-cycles>
    <meta:editing-duration>PT7H48M2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22" meta:word-count="299" meta:character-count="2100"/>
  </office:meta>
</office:document-meta>
</file>